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8.253cm" fo:margin-left="-1.06cm" fo:break-before="page" table:align="left"/>
    </style:style>
    <style:style style:name="Tabla1.A" style:family="table-column">
      <style:table-column-properties style:column-width="4.752cm"/>
    </style:style>
    <style:style style:name="Tabla1.B" style:family="table-column">
      <style:table-column-properties style:column-width="13.501cm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1.501cm" style:use-optimal-row-height="false"/>
    </style:style>
    <style:style style:name="Tabla1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5" style:family="table-cell">
      <style:table-cell-properties fo:padding-left="0.191cm" fo:padding-right="0.191cm" fo:padding-top="0cm" fo:padding-bottom="0cm" fo:border="0.5pt solid #000000"/>
    </style:style>
    <style:style style:name="Tabla1.B6" style:family="table-cell">
      <style:table-cell-properties fo:padding-left="0.191cm" fo:padding-right="0.191cm" fo:padding-top="0cm" fo:padding-bottom="0cm" fo:border="0.5pt solid #000000"/>
    </style:style>
    <style:style style:name="Tabla1.B7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9" style:family="table-row">
      <style:table-row-properties style:min-row-height="0.704cm" style:use-optimal-row-height="false"/>
    </style:style>
    <style:style style:name="Tabla1.A9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10" style:family="table-row">
      <style:table-row-properties style:min-row-height="0.914cm" style:use-optimal-row-height="false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11" style:family="table-row">
      <style:table-row-properties style:min-row-height="0.718cm" style:use-optimal-row-height="false"/>
    </style:style>
    <style:style style:name="Tabla1.A1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A12" style:family="table-cell">
      <style:table-cell-properties fo:padding-left="0.191cm" fo:padding-right="0.191cm" fo:padding-top="0cm" fo:padding-bottom="0cm" fo:border="0.5pt solid #000000"/>
    </style:style>
    <style:style style:name="Tabla1.13" style:family="table-row">
      <style:table-row-properties style:min-row-height="0.693cm" style:use-optimal-row-height="false"/>
    </style:style>
    <style:style style:name="Tabla1.A13" style:family="table-cell">
      <style:table-cell-properties fo:padding-left="0.191cm" fo:padding-right="0.191cm" fo:padding-top="0cm" fo:padding-bottom="0cm" fo:border="0.5pt solid #000000"/>
    </style:style>
    <style:style style:name="Tabla1.A14" style:family="table-cell">
      <style:table-cell-properties fo:padding-left="0.191cm" fo:padding-right="0.191cm" fo:padding-top="0cm" fo:padding-bottom="0cm" fo:border="0.5pt solid #000000"/>
    </style:style>
    <style:style style:name="Tabla1.A15" style:family="table-cell">
      <style:table-cell-properties fo:padding-left="0.191cm" fo:padding-right="0.191cm" fo:padding-top="0cm" fo:padding-bottom="0cm" fo:border="0.5pt solid #000000"/>
    </style:style>
    <style:style style:name="Tabla1.B16" style:family="table-cell">
      <style:table-cell-properties fo:padding-left="0.191cm" fo:padding-right="0.191cm" fo:padding-top="0cm" fo:padding-bottom="0cm" fo:border="0.5pt solid #000000"/>
    </style:style>
    <style:style style:name="Tabla1.B17" style:family="table-cell">
      <style:table-cell-properties fo:padding-left="0.191cm" fo:padding-right="0.191cm" fo:padding-top="0cm" fo:padding-bottom="0cm" fo:border="0.5pt solid #000000"/>
    </style:style>
    <style:style style:name="Tabla1.B18" style:family="table-cell">
      <style:table-cell-properties fo:padding-left="0.191cm" fo:padding-right="0.191cm" fo:padding-top="0cm" fo:padding-bottom="0cm" fo:border="0.5pt solid #000000"/>
    </style:style>
    <style:style style:name="Tabla1.19" style:family="table-row">
      <style:table-row-properties style:min-row-height="1.813cm" style:use-optimal-row-height="false"/>
    </style:style>
    <style:style style:name="Tabla1.B19" style:family="table-cell">
      <style:table-cell-properties fo:padding-left="0.191cm" fo:padding-right="0.191cm" fo:padding-top="0cm" fo:padding-bottom="0cm" fo:border="0.5pt solid #000000"/>
    </style:style>
    <style:style style:name="Tabla1.B2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P2" style:family="paragraph" style:parent-style-name="Normal">
      <style:text-properties fo:font-size="5pt" fo:font-weight="bold" style:font-size-asian="5pt" style:font-weight-asian="bold" style:font-size-complex="5pt"/>
    </style:style>
    <style:style style:name="P3" style:family="paragraph" style:parent-style-name="List_20_Paragraph" style:list-style-name="L1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4" style:family="paragraph" style:parent-style-name="List_20_Paragraph" style:list-style-name="L3">
      <loext:graphic-properties draw:fill="none"/>
      <style:paragraph-properties fo:margin-left="0.199cm" fo:margin-right="0cm" fo:line-height="100%" fo:hyphenation-ladder-count="no-limit" fo:text-indent="-0.4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5" style:family="paragraph" style:parent-style-name="List_20_Paragraph" style:list-style-name="L4">
      <loext:graphic-properties draw:fill="none"/>
      <style:paragraph-properties fo:margin-left="0.199cm" fo:margin-right="0cm" fo:line-height="100%" fo:hyphenation-ladder-count="no-limit" fo:text-indent="-0.4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6" style:family="paragraph" style:parent-style-name="List_20_Paragraph" style:list-style-name="L7">
      <loext:graphic-properties draw:fill="none"/>
      <style:paragraph-properties fo:margin-left="0.199cm" fo:margin-right="0cm" fo:line-height="100%" fo:hyphenation-ladder-count="no-limit" fo:text-indent="-0.3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7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8" style:family="paragraph" style:parent-style-name="List_20_Paragraph" style:list-style-name="L8">
      <style:paragraph-properties fo:margin-left="0.81cm" fo:margin-right="0cm" fo:line-height="100%" fo:text-indent="-0.501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9" style:family="paragraph" style:parent-style-name="List_20_Paragraph" style:list-style-name="L1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159b78" officeooo:paragraph-rsid="00159b78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15c2c7" officeooo:paragraph-rsid="0015c2c7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11" style:family="paragraph" style:parent-style-name="List_20_Paragraph" style:list-style-name="L2">
      <loext:graphic-properties draw:fill="none"/>
      <style:paragraph-properties fo:line-height="100%" fo:hyphenation-ladder-count="no-limit" fo:background-color="transparent">
        <style:tab-stops/>
      </style:paragraph-properties>
      <style:text-properties fo:color="#0000ff" loext:opacity="100%" style:font-name="Calibri" officeooo:rsid="0015c2c7" officeooo:paragraph-rsid="0015c2c7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List_20_Paragraph" style:list-style-name="L5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3" style:family="paragraph" style:parent-style-name="List_20_Paragraph" style:list-style-name="L5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fo:language="es" fo:country="ES" style:font-name-complex="Calibri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List_20_Paragraph" style:list-style-name="L6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List_20_Paragraph" style:list-style-name="L6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6" style:family="paragraph" style:parent-style-name="Normal" style:master-page-name="MP0">
      <style:paragraph-properties fo:line-height="100%" style:page-number="1" fo:break-before="page"/>
      <style:text-properties style:font-name="Comfortaa" fo:font-size="10pt" style:font-name-asian="Comfortaa" style:font-size-asian="10pt" style:font-name-complex="Comfortaa" style:font-size-complex="10pt"/>
    </style:style>
    <style:style style:name="P17" style:family="paragraph" style:parent-style-name="Normal" style:list-style-name="L5">
      <style:paragraph-properties fo:margin-left="0.751cm" fo:margin-right="0cm" fo:line-height="106%" fo:text-indent="0cm" style:auto-text-indent="false">
        <style:tab-stops/>
      </style:paragraph-properties>
    </style:style>
    <style:style style:name="P18" style:family="paragraph" style:parent-style-name="Normal">
      <style:paragraph-properties fo:line-height="106%"/>
    </style:style>
    <style:style style:name="P19" style:family="paragraph" style:parent-style-name="Normal">
      <style:paragraph-properties fo:margin-left="0.751cm" fo:margin-right="0cm" fo:line-height="106%" fo:text-align="center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line-height="100%"/>
    </style:style>
    <style:style style:name="P21" style:family="paragraph" style:parent-style-name="Normal">
      <style:paragraph-properties fo:margin-top="0.212cm" fo:margin-bottom="0.212cm" style:contextual-spacing="false" fo:line-height="100%" fo:text-align="center" style:justify-single-word="false"/>
    </style:style>
    <style:style style:name="P22" style:family="paragraph" style:parent-style-name="Normal">
      <style:paragraph-properties fo:text-align="center" style:justify-single-word="false" fo:orphans="0" fo:widows="0"/>
    </style:style>
    <style:style style:name="P23" style:family="paragraph" style:parent-style-name="Normal">
      <style:paragraph-properties fo:line-height="100%"/>
      <style:text-properties fo:color="#0000ff" loext:opacity="100%" style:font-name="Calibri" style:font-name-asian="Calibri" style:font-name-complex="Calibri"/>
    </style:style>
    <style:style style:name="P24" style:family="paragraph" style:parent-style-name="Normal">
      <style:paragraph-properties fo:line-height="100%"/>
      <style:text-properties fo:color="#0000ff" loext:opacity="100%" style:font-name="Calibri" officeooo:paragraph-rsid="00114595" style:font-name-asian="Calibri" style:font-name-complex="Calibri"/>
    </style:style>
    <style:style style:name="P25" style:family="paragraph" style:parent-style-name="Normal">
      <style:paragraph-properties fo:line-height="100%" fo:text-align="center" style:justify-single-word="false"/>
      <style:text-properties fo:color="#0000ff" loext:opacity="100%" style:font-name="Calibri" style:font-name-asian="Calibri" style:font-name-complex="Calibri"/>
    </style:style>
    <style:style style:name="P26" style:family="paragraph" style:parent-style-name="Normal">
      <style:paragraph-properties fo:line-height="100%"/>
      <style:text-properties fo:color="#0000ff" loext:opacity="100%" style:font-name="Calibri" officeooo:paragraph-rsid="0012c9f9" style:font-name-asian="Calibri" style:font-name-complex="Calibri"/>
    </style:style>
    <style:style style:name="P27" style:family="paragraph" style:parent-style-name="Normal">
      <style:paragraph-properties fo:line-height="100%"/>
      <style:text-properties fo:color="#0000ff" loext:opacity="100%" style:font-name="Calibri" officeooo:rsid="00114595" officeooo:paragraph-rsid="00114595" style:font-name-asian="Calibri" style:font-name-complex="Calibri"/>
    </style:style>
    <style:style style:name="P28" style:family="paragraph" style:parent-style-name="Normal">
      <style:paragraph-properties fo:margin-left="0.751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29" style:family="paragraph" style:parent-style-name="Normal">
      <style:paragraph-properties fo:margin-left="0.116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30" style:family="paragraph" style:parent-style-name="Normal">
      <style:paragraph-properties fo:line-height="100%"/>
      <style:text-properties fo:color="#0000ff" loext:opacity="100%" style:font-name="Calibri" officeooo:rsid="0012c9f9" officeooo:paragraph-rsid="0012c9f9" style:font-name-asian="Calibri" style:font-name-complex="Calibri"/>
    </style:style>
    <style:style style:name="P31" style:family="paragraph" style:parent-style-name="Normal">
      <style:paragraph-properties fo:line-height="100%"/>
      <style:text-properties fo:color="#0000ff" loext:opacity="100%" style:font-name="Calibri" officeooo:rsid="00141740" officeooo:paragraph-rsid="0014cfae" style:font-name-asian="Calibri" style:font-name-complex="Calibri"/>
    </style:style>
    <style:style style:name="P32" style:family="paragraph" style:parent-style-name="Normal">
      <style:paragraph-properties fo:line-height="100%"/>
      <style:text-properties fo:color="#0000ff" loext:opacity="100%" style:font-name="Calibri" officeooo:rsid="00141740" officeooo:paragraph-rsid="0015c2c7" style:font-name-asian="Calibri" style:font-name-complex="Calibri"/>
    </style:style>
    <style:style style:name="P33" style:family="paragraph" style:parent-style-name="Normal">
      <style:paragraph-properties fo:line-height="106%"/>
      <style:text-properties fo:color="#0000ff" loext:opacity="100%" style:font-name="Calibri" style:font-name-complex="Calibri"/>
    </style:style>
    <style:style style:name="P34" style:family="paragraph" style:parent-style-name="Normal">
      <style:paragraph-properties fo:orphans="0" fo:widows="0"/>
      <style:text-properties fo:font-size="17pt" fo:font-weight="bold" style:font-size-asian="17pt" style:font-weight-asian="bold" style:font-size-complex="17pt"/>
    </style:style>
    <style:style style:name="P35" style:family="paragraph" style:parent-style-name="Normal">
      <style:paragraph-properties fo:line-height="100%"/>
      <style:text-properties style:font-name="Calibri" fo:font-weight="bold" style:font-name-asian="Calibri" style:font-weight-asian="bold" style:font-name-complex="Calibri"/>
    </style:style>
    <style:style style:name="P36" style:family="paragraph" style:parent-style-name="Normal">
      <style:paragraph-properties fo:line-height="100%" fo:text-align="center" style:justify-single-word="false"/>
      <style:text-properties style:font-name="Calibri" fo:font-weight="bold" style:font-name-asian="Calibri" style:font-weight-asian="bold" style:font-name-complex="Calibri"/>
    </style:style>
    <style:style style:name="P37" style:family="paragraph" style:parent-style-name="Normal">
      <style:paragraph-properties fo:margin-left="0cm" fo:margin-right="0cm" fo:line-height="100%" fo:text-indent="1.249cm" style:auto-text-indent="false"/>
      <style:text-properties style:font-name="Calibri" fo:font-weight="bold" style:font-name-asian="Calibri" style:font-weight-asian="bold" style:font-name-complex="Calibri"/>
    </style:style>
    <style:style style:name="P38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39" style:family="paragraph" style:parent-style-name="Normal">
      <style:paragraph-properties fo:margin-top="0.212cm" fo:margin-bottom="0.212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40" style:family="paragraph" style:parent-style-name="Normal">
      <style:paragraph-properties fo:line-height="100%" fo:text-align="center" style:justify-single-word="false"/>
      <style:text-properties style:font-name="Calibri" style:font-name-asian="Calibri" style:font-name-complex="Calibri"/>
    </style:style>
    <style:style style:name="P41" style:family="paragraph" style:parent-style-name="Normal">
      <style:paragraph-properties fo:line-height="100%"/>
      <style:text-properties style:font-name="Calibri" style:font-name-asian="Calibri" style:font-name-complex="Calibri"/>
    </style:style>
    <style:style style:name="P42" style:family="paragraph" style:parent-style-name="Normal">
      <style:paragraph-properties fo:margin-top="0cm" fo:margin-bottom="0.282cm" style:contextual-spacing="false" fo:line-height="106%"/>
      <style:text-properties style:font-name="Calibri" style:font-name-asian="Calibri" style:font-name-complex="Calibri"/>
    </style:style>
    <style:style style:name="P43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P44" style:family="paragraph" style:parent-style-name="Normal">
      <style:paragraph-properties fo:margin-left="0.175cm" fo:margin-right="0cm" fo:line-height="106%" fo:text-indent="0cm" style:auto-text-indent="false">
        <style:tab-stops/>
      </style:paragraph-properties>
      <style:text-properties fo:color="#3333ff" loext:opacity="100%" style:font-name="Calibri" style:font-name-asian="Calibri" style:font-name-complex="Calibri"/>
    </style:style>
    <style:style style:name="P45" style:family="paragraph">
      <style:paragraph-properties fo:line-height="100%" fo:text-align="center" style:writing-mode="lr-tb"/>
    </style:style>
    <style:style style:name="P46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language="es" fo:country="ES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ff" loext:opacity="100%" fo:font-size="17pt" fo:font-weight="bold" style:font-size-asian="17pt" style:font-weight-asian="bold" style:font-size-complex="17pt"/>
    </style:style>
    <style:style style:name="T4" style:family="text">
      <style:text-properties fo:color="#0000ff" loext:opacity="100%" fo:font-size="17pt" fo:font-weight="bold" officeooo:rsid="00114595" style:font-size-asian="17pt" style:font-weight-asian="bold" style:font-size-complex="17pt"/>
    </style:style>
    <style:style style:name="T5" style:family="text">
      <style:text-properties fo:color="#0000ff" loext:opacity="100%" fo:font-size="17pt" fo:font-weight="bold" officeooo:rsid="0012c9f9" style:font-size-asian="17pt" style:font-weight-asian="bold" style:font-size-complex="17pt"/>
    </style:style>
    <style:style style:name="T6" style:family="text">
      <style:text-properties fo:color="#0000ff" loext:opacity="100%" style:font-name="Calibri" style:font-name-asian="Calibri" style:font-name-complex="Calibri"/>
    </style:style>
    <style:style style:name="T7" style:family="text">
      <style:text-properties fo:color="#3333ff" loext:opacity="100%" style:font-name="Calibri" style:font-name-asian="Calibri" style:font-name-complex="Calibri"/>
    </style:style>
    <style:style style:name="T8" style:family="text">
      <style:text-properties fo:color="#3333ff" loext:opacity="100%" style:font-name="Calibri" officeooo:rsid="000e87a9" style:font-name-asian="Calibri" style:font-name-complex="Calibri"/>
    </style:style>
    <style:style style:name="T9" style:family="text">
      <style:text-properties fo:color="#3333ff" loext:opacity="100%" style:font-name="Calibri" fo:language="es" fo:country="ES" style:font-name-complex="Calibri"/>
    </style:style>
    <style:style style:name="T10" style:family="text">
      <style:text-properties fo:color="#3333ff" loext:opacity="100%" style:font-name="Calibri" fo:language="es" fo:country="ES" officeooo:rsid="000e87a9" style:font-name-complex="Calibri"/>
    </style:style>
    <style:style style:name="T11" style:family="text">
      <style:text-properties fo:color="#3333ff" loext:opacity="100%" style:font-name="Calibri" fo:language="es" fo:country="ES" officeooo:rsid="000fd6d7" style:font-name-complex="Calibri"/>
    </style:style>
    <style:style style:name="T12" style:family="text">
      <style:text-properties fo:color="#3333ff" loext:opacity="100%" style:font-name="Calibri" style:font-name-complex="Calibri"/>
    </style:style>
    <style:style style:name="T13" style:family="text">
      <style:text-properties fo:color="#3333ff" loext:opacity="100%" style:font-name="Calibri" style:font-name-complex="Calibri" style:font-weight-complex="bold"/>
    </style:style>
    <style:style style:name="T14" style:family="text">
      <style:text-properties style:font-name="Calibri" fo:font-weight="bold" style:font-name-asian="Calibri" style:font-weight-asian="bold" style:font-name-complex="Calibri"/>
    </style:style>
    <style:style style:name="T15" style:family="text"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T16" style:family="text">
      <style:text-properties fo:color="#0000cc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T17" style:family="text">
      <style:text-properties officeooo:rsid="000e87a9"/>
    </style:style>
    <style:style style:name="T18" style:family="text">
      <style:text-properties officeooo:rsid="000e9a5a"/>
    </style:style>
    <style:style style:name="T19" style:family="text">
      <style:text-properties officeooo:rsid="000fd6d7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4cfae" style:font-weight-asian="bold" style:font-weight-complex="bold"/>
    </style:style>
    <style:style style:name="T23" style:family="text">
      <style:text-properties fo:font-weight="bold" officeooo:rsid="00159b78" style:font-weight-asian="bold" style:font-weight-complex="bold"/>
    </style:style>
    <style:style style:name="T24" style:family="text">
      <style:text-properties officeooo:rsid="0014cfae"/>
    </style:style>
    <style:style style:name="T25" style:family="text">
      <style:text-properties officeooo:rsid="00159b78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59b78" style:font-weight-asian="normal" style:font-weight-complex="normal"/>
    </style:style>
    <style:style style:name="T28" style:family="text">
      <style:text-properties officeooo:rsid="0015c2c7"/>
    </style:style>
    <style:style style:name="T29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text:list-style style:name="L1">
      <text:list-level-style-bullet text:level="1" text:style-name="WW_5f_CharLFO2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71cm" fo:text-indent="-0.635cm" fo:margin-left="1.1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</text:list-style>
    <text:list-style style:name="L3">
      <text:list-level-style-bullet text:level="1" text:style-name="WW_5f_CharLFO3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5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5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5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5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5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6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6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7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7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7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22"><text:span text:style-name="Default_20_Paragraph_20_Font"><text:span text:style-name="T2">NOMBRE DEL PROYECTO </text:span></text:span><text:span text:style-name="Default_20_Paragraph_20_Font"><text:span text:style-name="T3">[</text:span></text:span><text:span text:style-name="Default_20_Paragraph_20_Font"><text:span text:style-name="T4">SolucionesVecinales.</text:span></text:span><text:span text:style-name="Default_20_Paragraph_20_Font"><text:span text:style-name="T5">es</text:span></text:span><text:span text:style-name="Default_20_Paragraph_20_Font"><text:span text:style-name="T3">]</text:span></text:span></text:p>
      <text:p text:style-name="P3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5">AUTOR</text:p>
          </table:table-cell>
          <table:table-cell table:style-name="Tabla1.B1" office:value-type="string">
            <text:p text:style-name="P24"/>
            <text:p text:style-name="P27">Francisco Javier Sueza Rodríguez</text:p>
            <text:p text:style-name="P23"/>
          </table:table-cell>
        </table:table-row>
        <table:table-row>
          <table:table-cell table:style-name="Tabla1.A1" office:value-type="string">
            <text:p text:style-name="P35">CICLO FORMATIVO </text:p>
          </table:table-cell>
          <table:table-cell table:style-name="Tabla1.B2" office:value-type="string">
            <text:p text:style-name="P23"/>
            <text:p text:style-name="P27">Desarollo de Aplicaciones Web [Eliana Yemina Manzano Fernández]</text:p>
            <text:p text:style-name="P23"/>
          </table:table-cell>
        </table:table-row>
        <table:table-row>
          <table:table-cell table:style-name="Tabla1.A3" table:number-columns-spanned="2" office:value-type="string">
            <text:p text:style-name="P43">[PROPUESTA DE PROYECTO]</text:p>
          </table:table-cell>
          <table:covered-table-cell/>
        </table:table-row>
        <table:table-row table:style-name="Tabla1.4">
          <table:table-cell table:style-name="Tabla1.A4" office:value-type="string">
            <text:p text:style-name="P35">TIPO DE DESARROLLO</text:p>
          </table:table-cell>
          <table:table-cell table:style-name="Tabla1.B4" office:value-type="string">
            <text:p text:style-name="P26"/>
            <text:p text:style-name="P30">Aplicación basada en la Web</text:p>
          </table:table-cell>
        </table:table-row>
        <table:table-row>
          <table:table-cell table:style-name="Tabla1.A1" office:value-type="string">
            <text:p text:style-name="P35">INTRODUCCIÓN </text:p>
          </table:table-cell>
          <table:table-cell table:style-name="Tabla1.B5" office:value-type="string">
            <text:p text:style-name="P30"/>
            <text:p text:style-name="P30">La aplicación <text:span text:style-name="T20">solucionesvecinales.es </text:span>tiene como propósito ayudar a la gestión de comunidades de vecinos y fincas, incentivando la participación de los vecinos y centralizando la gestión de la comunidad.</text:p>
            <text:p text:style-name="P30"/>
            <text:p text:style-name="P23"/>
          </table:table-cell>
        </table:table-row>
        <table:table-row>
          <table:table-cell table:style-name="Tabla1.A1" office:value-type="string">
            <text:p text:style-name="P35">PLANTEAMIENTO </text:p>
          </table:table-cell>
          <table:table-cell table:style-name="Tabla1.B6" office:value-type="string">
            <text:p text:style-name="P31"/>
            <text:p text:style-name="P31">La <text:span text:style-name="T21">gestión de comunidades de vecinos</text:span> a veces es <text:span text:style-name="T24">compleja y require de la intervención de muchas </text:span><text:span text:style-name="T28">así como de la toma de decisiones grupales y la realización de comunicaciones en diferentes direcciones</text:span><text:span text:style-name="T24">.</text:span></text:p>
            <text:p text:style-name="P31"/>
            <text:p text:style-name="P32"><text:span text:style-name="T24">Esta aplicación proporciona una </text:span><text:span text:style-name="T22">plataforma para realizar la gestión de forma centralizada y accesible</text:span><text:span text:style-name="T24">, para que todos los vecinos puedan particitar en la gestión de su comunidad y acceder a todos los datos realacionados con dicha gestión de forma transparente.</text:span></text:p>
            <text:p text:style-name="P32"/>
            <text:p text:style-name="P32"><text:span text:style-name="T25">Actualmente, la mayoría de aplicaciones para la gestión de comunidades usan un </text:span><text:span text:style-name="T23">modelo de negoción por subcripción</text:span><text:span text:style-name="T27">, cobrando una cuota mensual a los usuarios. <text:s/></text:span><text:span text:style-name="T23">Nuestra aplicación no busca</text:span><text:span text:style-name="T27">, en cambio, un </text:span><text:span text:style-name="T23">beneficio económico</text:span><text:span text:style-name="T27">, sino que pretende ofrecer un</text:span><text:span text:style-name="T23"> </text:span><text:span text:style-name="T27">servicio a todas las comunidades de vecinos, independientemente de su capacidad económica, ofreciendo un</text:span><text:span text:style-name="T23"> servicio social</text:span><text:span text:style-name="T27"> y ayudándoles en la gestión de su comunidad.</text:span></text:p>
            <text:list xml:id="list2231056262" text:style-name="L1">
              <text:list-header>
                <text:p text:style-name="P9"><text:span text:style-name="T26"/></text:p>
              </text:list-header>
            </text:list>
            <text:p text:style-name="P10">La <text:span text:style-name="T21">aplicación </text:span><text:span text:style-name="T26">se encargará de ayudar en todas las labores de gestión de la</text:span></text:p>
            <text:p text:style-name="P10"><text:span text:style-name="T26">comunidad, realizándolo de una forma accesible e intuitiva y permitiendo su uso</text:span></text:p>
            <text:p text:style-name="P10"><text:span text:style-name="T26">desde cualquier dispositivo. </text:span></text:p>
            <text:p text:style-name="P7"/>
            <text:p text:style-name="P10">Las <text:span text:style-name="T21">principales tareas </text:span><text:span text:style-name="T26">que debe realizar la aplicación son las siguientes:</text:span></text:p>
            <text:list text:style-name="L2">
              <text:list-item>
                <text:p text:style-name="P11"><text:span text:style-name="T26"/></text:p>
              </text:list-item>
            </text:list>
            <text:list text:continue-list="list2231056262" text:style-name="L1">
              <text:list-item>
                <text:p text:style-name="P3">[<text:span text:style-name="T18">Indiar el modelo de navegación mediante el</text:span> diseño y la interfaz]</text:p>
              </text:list-item>
            </text:list>
            <text:p text:style-name="P23"/>
            <text:p text:style-name="P23"/>
          </table:table-cell>
        </table:table-row>
        <table:table-row>
          <table:table-cell table:style-name="Tabla1.A1" office:value-type="string">
            <text:p text:style-name="P35">FINALIDAD</text:p>
          </table:table-cell>
          <table:table-cell table:style-name="Tabla1.B7" office:value-type="string">
            <text:p text:style-name="P23">[Comentar la/s forma/s de como el proyecto solucionará el problema planteado]</text:p>
            <text:list text:style-name="L3">
              <text:list-item>
                <text:p text:style-name="P4">[Establecer una solución para la resolución del problema ¿Por qué se realiza?]</text:p>
              </text:list-item>
            </text:list>
            <text:list text:style-name="L4">
              <text:list-item>
                <text:p text:style-name="P5">[Justificar la solución propuesta frente a otra/s menos efectiva/s o atractiva/s]</text:p>
              </text:list-item>
              <text:list-item>
                <text:p text:style-name="P5">[<text:span text:style-name="T18">Evaluar </text:span>el impacto a corto/medio plazo y el beneficio a obtener]</text:p>
              </text:list-item>
            </text:list>
            <text:p text:style-name="P23"/>
            <text:p text:style-name="P23"><text:soft-page-break/></text:p>
          </table:table-cell>
        </table:table-row>
        <table:table-row>
          <table:table-cell table:style-name="Tabla1.A8" table:number-columns-spanned="2" office:value-type="string">
            <text:p text:style-name="P38">OBJETIVOS</text:p>
            <text:p text:style-name="P40"/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36">Objetivos Generales</text:p>
          </table:table-cell>
          <table:covered-table-cell/>
        </table:table-row>
        <table:table-row table:style-name="Tabla1.10">
          <table:table-cell table:style-name="Tabla1.A10" table:number-columns-spanned="2" office:value-type="string">
            <text:p text:style-name="P18"><text:span text:style-name="Default_20_Paragraph_20_Font"><text:span text:style-name="T6">[Responder al que, como y para que se va a hacer. Oraciones claras, concretas y breves descritas en infinitivo, los objetivos deben ser reales, alcanzables, logros factibles]</text:span></text:span></text:p>
            <text:list text:style-name="L5">
              <text:list-item>
                <text:p text:style-name="P12"><text:span text:style-name="Default_20_Paragraph_20_Font"><text:span text:style-name="T7">[</text:span></text:span><text:span text:style-name="Default_20_Paragraph_20_Font"><text:span text:style-name="T9">Describ</text:span></text:span><text:span text:style-name="Default_20_Paragraph_20_Font"><text:span text:style-name="T11">ir</text:span></text:span><text:span text:style-name="Default_20_Paragraph_20_Font"><text:span text:style-name="T9"> los objetivos del proyecto -sin entrar en concreciones- y cómo se relacionan con </text:span></text:span><text:span text:style-name="Default_20_Paragraph_20_Font"><text:span text:style-name="T10">l</text:span></text:span><text:span text:style-name="Default_20_Paragraph_20_Font"><text:span text:style-name="T9">os objetivos del negocio. Criterios de éxito medibles]</text:span></text:span></text:p>
              </text:list-item>
              <text:list-item>
                <text:p text:style-name="P13">[<text:span text:style-name="T19">Indicar donde</text:span> se utilizará el proyecto]</text:p>
              </text:list-item>
              <text:list-item>
                <text:p text:style-name="P12"><text:span text:style-name="Default_20_Paragraph_20_Font"><text:span text:style-name="T9">[Enumera</text:span></text:span><text:span text:style-name="Default_20_Paragraph_20_Font"><text:span text:style-name="T11">r</text:span></text:span><text:span text:style-name="Default_20_Paragraph_20_Font"><text:span text:style-name="T9"> en valor absoluto/relativo </text:span></text:span><text:span text:style-name="Default_20_Paragraph_20_Font"><text:span text:style-name="T11">según</text:span></text:span><text:span text:style-name="Default_20_Paragraph_20_Font"><text:span text:style-name="T9"> los objetivos el costo, programación y calidad.</text:span></text:span><text:span text:style-name="Default_20_Paragraph_20_Font"><text:span text:style-name="T7">]</text:span></text:span></text:p>
              </text:list-item>
            </text:list>
            <text:p text:style-name="P41"/>
          </table:table-cell>
          <table:covered-table-cell/>
        </table:table-row>
        <table:table-row table:style-name="Tabla1.11">
          <table:table-cell table:style-name="Tabla1.A11" table:number-columns-spanned="2" office:value-type="string">
            <text:p text:style-name="P19"><text:span text:style-name="Default_20_Paragraph_20_Font"><text:span text:style-name="T14">Objetivos Específicos</text:span></text:span></text:p>
          </table:table-cell>
          <table:covered-table-cell/>
        </table:table-row>
        <table:table-row table:style-name="Tabla1.10">
          <table:table-cell table:style-name="Tabla1.A12" table:number-columns-spanned="2" office:value-type="string">
            <text:p text:style-name="P18"><text:span text:style-name="Default_20_Paragraph_20_Font"><text:span text:style-name="T6">[Dar soluciones concretas a una causa y consecuencias del problema a resolver. Oraciones simples y cortas]</text:span></text:span></text:p>
            <text:list text:style-name="L6">
              <text:list-item>
                <text:p text:style-name="P14">[<text:span text:style-name="T19">C</text:span><text:span text:style-name="T17">omo</text:span> soluciona <text:span text:style-name="T19">tu aplicación </text:span><text:span text:style-name="T17">el</text:span> problema <text:span text:style-name="T17">en e</text:span>l proceso productivo/comercialización <text:span text:style-name="T17">o </text:span>mejora la calidad]</text:p>
              </text:list-item>
              <text:list-item>
                <text:p text:style-name="P15"><text:span text:style-name="Default_20_Paragraph_20_Font"><text:span text:style-name="T7">[</text:span></text:span><text:span text:style-name="Default_20_Paragraph_20_Font"><text:span text:style-name="T8">Que recursos utilizas para tu proyecto</text:span></text:span><text:span text:style-name="Default_20_Paragraph_20_Font"><text:span text:style-name="T7"> junto con las</text:span></text:span><text:span text:style-name="hgkelc"><text:span text:style-name="T13"> limitaciones aplicadas</text:span></text:span><text:span text:style-name="Default_20_Paragraph_20_Font"><text:span text:style-name="T7">]</text:span></text:span></text:p>
              </text:list-item>
            </text:list>
            <text:p text:style-name="P44"/>
            <text:p text:style-name="P28"/>
          </table:table-cell>
          <table:covered-table-cell/>
        </table:table-row>
        <table:table-row table:style-name="Tabla1.13">
          <table:table-cell table:style-name="Tabla1.A13" table:number-columns-spanned="2" office:value-type="string">
            <text:p text:style-name="P39">RECURSOS Y TECNOLOGÍAS A UTILIZAR</text:p>
          </table:table-cell>
          <table:covered-table-cell/>
        </table:table-row>
        <table:table-row table:style-name="Tabla1.10">
          <table:table-cell table:style-name="Tabla1.A14" table:number-columns-spanned="2" office:value-type="string">
            <text:p text:style-name="P33">[Enumerar las tecnologías implicadas en la realización y su utilidad para completar el proyecto: personas, herramientas, lenguajes y equipo/s utilizado/s]</text:p>
            <text:list text:style-name="L5">
              <text:list-item>
                <text:p text:style-name="P17"><text:span text:style-name="Default_20_Paragraph_20_Font"><text:span text:style-name="T6">[Personal necesario para el desarrollo del proyecto]</text:span></text:span></text:p>
              </text:list-item>
              <text:list-item>
                <text:p text:style-name="P17"><text:span text:style-name="Default_20_Paragraph_20_Font"><text:span text:style-name="T6">[Herramientas tecnológicas base para el desarrollo y/o lenguajes a utilizar]</text:span></text:span></text:p>
              </text:list-item>
              <text:list-item>
                <text:p text:style-name="P17"><text:span text:style-name="Default_20_Paragraph_20_Font"><text:span text:style-name="T6">[Utilidades adicionales para el completado/mejora]</text:span></text:span></text:p>
              </text:list-item>
            </text:list>
            <text:p text:style-name="P29"/>
          </table:table-cell>
          <table:covered-table-cell/>
        </table:table-row>
        <table:table-row>
          <table:table-cell table:style-name="Tabla1.A15" table:number-columns-spanned="2" office:value-type="string">
            <text:p text:style-name="P21"><text:span text:style-name="Default_20_Paragraph_20_Font"><text:span text:style-name="T16">[NO OBLIGATORIO PARA SUPERAR LA TAREA]</text:span></text:span><text:span text:style-name="Default_20_Paragraph_20_Font"><text:span text:style-name="T15"> <text:s/>ELEMENTOS ADICIONALES </text:span></text:span></text:p>
            <text:p text:style-name="P25"/>
          </table:table-cell>
          <table:covered-table-cell/>
        </table:table-row>
        <table:table-row>
          <table:table-cell table:style-name="Tabla1.A1" office:value-type="string">
            <text:p text:style-name="P35">METODOLOGÍA </text:p>
          </table:table-cell>
          <table:table-cell table:style-name="Tabla1.B16" office:value-type="string">
            <text:p text:style-name="P23">[Descripción resumida de los pasos/visión del proyecto, junto con organización de las actividades]</text:p>
            <text:p text:style-name="P23"/>
            <text:p text:style-name="P23"/>
          </table:table-cell>
        </table:table-row>
        <table:table-row>
          <table:table-cell table:style-name="Tabla1.A1" office:value-type="string">
            <text:p text:style-name="P35">EVALUACIÓN</text:p>
            <text:p text:style-name="P37"/>
          </table:table-cell>
          <table:table-cell table:style-name="Tabla1.B17" office:value-type="string">
            <text:p text:style-name="P23">[Detallar cómo medirás los logros u objetivos]</text:p>
            <text:list text:style-name="L7">
              <text:list-item>
                <text:p text:style-name="P6">[Entregables al cliente: un nuevo producto/servicio, un informe, una actualización, etc.]</text:p>
              </text:list-item>
            </text:list>
            <text:p text:style-name="P23"/>
          </table:table-cell>
        </table:table-row>
        <table:table-row>
          <table:table-cell table:style-name="Tabla1.A1" office:value-type="string">
            <text:p text:style-name="P35">FINANCIACIÓN</text:p>
          </table:table-cell>
          <table:table-cell table:style-name="Tabla1.B18" office:value-type="string">
            <text:p text:style-name="P23">[Si buscas una subvención o apoyo económico, determina cuánto necesitarás y por cuánto tiempo]</text:p>
            <text:p text:style-name="P23"/>
            <text:p text:style-name="P23"><text:soft-page-break/></text:p>
          </table:table-cell>
        </table:table-row>
        <table:table-row table:style-name="Tabla1.19">
          <table:table-cell table:style-name="Tabla1.A1" office:value-type="string">
            <text:p text:style-name="P35">PRESUPUESTO/RIESGOS</text:p>
          </table:table-cell>
          <table:table-cell table:style-name="Tabla1.B19" office:value-type="string">
            <text:p text:style-name="P23">[¿El proyecto busca generar algún tipo de ingreso?] </text:p>
            <text:list text:style-name="L8">
              <text:list-item>
                <text:p text:style-name="P8">[Resume los plazos y coste total aproximados.]</text:p>
              </text:list-item>
              <text:list-item>
                <text:p text:style-name="P8">[Describir la probabilidad de aparición de riesgos, el posible impacto y planes de mitigación si aparecen]</text:p>
              </text:list-item>
            </text:list>
            <text:p text:style-name="P23"/>
            <text:p text:style-name="P23"/>
          </table:table-cell>
        </table:table-row>
        <table:table-row table:style-name="Tabla1.19">
          <table:table-cell table:style-name="Tabla1.A1" office:value-type="string">
            <text:p text:style-name="P35">RESUMEN/CONCLUSIONES</text:p>
          </table:table-cell>
          <table:table-cell table:style-name="Tabla1.B20" office:value-type="string">
            <text:p text:style-name="P20"><text:span text:style-name="Default_20_Paragraph_20_Font"><text:span text:style-name="T7">[</text:span></text:span><text:span text:style-name="Default_20_Paragraph_20_Font"><text:span text:style-name="T12">Dar al cliente/s una breve descripción general del proyecto. El objetivo es dar un texto convincente para que queden convencidos de la idoneidad del proyecto.</text:span></text:span><text:span text:style-name="Default_20_Paragraph_20_Font"><text:span text:style-name="T7">]</text:span></text:span></text:p>
          </table:table-cell>
        </table:table-row>
      </table:table>
      <text:p text:style-name="P4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fo:background-color="transparent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gkelc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4" style:display-name="WW_CharLFO5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7" style:display-name="WW_CharLFO5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1" style:display-name="WW_CharLFO6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4" style:display-name="WW_CharLFO6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7" style:display-name="WW_CharLFO6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1" style:display-name="WW_CharLFO7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4" style:display-name="WW_CharLFO7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7" style:display-name="WW_CharLFO7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line-height="100%" fo:text-align="center" style:writing-mode="lr-tb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MT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style:style style:name="MT2" style:family="text">
      <style:text-properties fo:language="es" fo:country="ES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3cm" fo:margin-bottom="0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4cm" fo:margin-left="0cm" fo:margin-right="0cm" fo:margin-bottom="0cm" style:dynamic-spacing="true"/>
      </style:header-style>
      <style:footer-style>
        <style:header-footer-properties fo:min-height="2.5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custom-shape text:anchor-type="paragraph" draw:z-index="3" draw:name="Rectangle 7" draw:style-name="Mgr1" draw:text-style-name="MP2" svg:width="18.732cm" svg:height="1.355cm" svg:x="-1.482cm" svg:y="0.483cm"><text:p text:style-name="MP1"><text:span text:style-name="MT1">Solicitud de aprobación del Proyecto</text:span></text:p><draw:enhanced-geometry svg:viewBox="0 0 21600 21600" draw:type="non-primitive" draw:enhanced-path="M 0 0 L 21600 0 21600 21600 0 21600 Z N"/></draw:custom-shape><text:span text:style-name="Default_20_Paragraph_20_Font"><text:span text:style-name="MT2"/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Manolo</meta:initial-creator>
    <meta:creation-date>2023-09-26T17:38:00Z</meta:creation-date>
    <dc:date>2024-10-16T11:04:42.668609315</dc:date>
    <meta:print-date>2023-09-08T09:47:00Z</meta:print-date>
    <meta:editing-cycles>10</meta:editing-cycles>
    <meta:editing-duration>PT35M50S</meta:editing-duration>
    <meta:document-statistic meta:table-count="1" meta:image-count="0" meta:object-count="0" meta:page-count="4" meta:paragraph-count="55" meta:word-count="584" meta:character-count="3961" meta:non-whitespace-character-count="3438"/>
    <meta:template xlink:type="simple" xlink:actuate="onRequest" xlink:title="" xlink:href="Normal.dotm"/>
  </office:meta>
</office:document-meta>
</file>